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Our group adopted an agile-inspired approach throughout te project, which I think was the right call given the complexity of what we were building. Rather than following a strict waterfall plan where everything is decided upfront, we worked iteratively and having meetings weekly to review our<text:s/>progress or<text:s/>reprioritise tasks and adapt based on what was and wasn’t working for us. This flexibility turned out to be<text:s/>important<text:s/>for us because we ran into some significant technical challenges along the way that we couldn’t have predicted at the start. One for example was with my part with the GPS whereby we thought we could have just a tracker on the bus but that wasn’t a part of our raspberry pi set and then<text:s/>I<text:s/>worked out that we needed to use the London Open Bus data for live coordinates of buses instead of just a<text:s/>live tracker.<text:s/></text:p>
      <text:p text:style-name="Normal">We divided the project into three main components which were the bus tracking system, the camera-based detection system and the main app interface. Two or three team members per section which kept things focused and avoided confusion or hassle during work. Shannon and I took on the bus tracking component which involved building a live GPS tracking system using the Uk governments Bus Open Data Service API. Dividing work this way reflects a core agile principle of giving individuals ownership of specific features, which allowed us to develop different parts of the system at the same time without blocking each other.<text:s/></text:p>
      <text:p text:style-name="Normal">We used GitHub throughout the project for version control with each member pushing their code to the shared repository. This was valuable as it meant we always had a record of what had<text:s/>changed and<text:s/>could review each other’s work and avoid conflicts between different parts of the codebase.<text:s/></text:p>
      <text:p text:style-name="Normal">I would say one of biggest challenges was figuring out how to detect whether an accessible seat was free or occupied. We initially explored facial recognition, but this raised technical and ethical concerns. We then considered detecting any object in the space but then we quickly realised this could cause a lot of false positives, for example a shopping bag left on a seat would mark it as occupied when it wasn’t/. After discussing this in one of our weekly meetings we decided to focus specifically on detecting wheelchairs and prams which are far more distinguishable and directly relevant to our target users. This is a good example of agile thinking in action where rather than pushing ahead with something that wasn’t working, we reassessed and changed direction.<text:s/></text:p>
      <text:p text:style-name="Normal">Each week in our meetings we would go round the group and give updates on where we were, flag anything we were stuck on and check whether any tasks needed redistributing. If someone was ahead they would offer help elsewhere which kept the overall project moving. While we didn’t use a formal tool like Jira or Trello our weekly meetings effectively served the same purpose. In future I would push for us to use a proper task board so progress is possibly more visible and nothing falls through the cracks.</text:p>
      <text:p text:style-name="Normal"/>
      <text:p text:style-name="Normal"/>
      <text:p text:style-name="Normal"/>
      <text:p text:style-name="Normal"/>
      <text:p text:style-name="Normal"/>
      <text:p text:style-name="Normal"/>
      <text:p text:style-name="Normal"/>
      <text:soft-page-break/>
      <text:p text:style-name="Normal">Working in a group of seven people was both an advantage and a challenge. Having more people meant we had a much wider range of skills and ideas to draw from, but it also made coordination harder and meant that not everyone was engaged as they could have been. In terms of attendance and contribution, there were times where some members were more reliable than others when it came to showing up to meetings on time and delivering on what they said they would do. This is something that affected the team at points, but we managed to work around it!<text:s/></text:p>
      <text:p text:style-name="Normal">My role within the group was fairly broad. On the technical side I led the development of the bus tracking component alongside<text:s/>Shannon,<text:s/>but I also took more of an<text:s/>informal<text:s/>coordination role within the team. In our weekly tutor meetings and in the group chat I would regularly check in on how everyone was getting on,<text:s/>flag<text:s/>if something needed addressing and offer ideas or suggestions when people were stuck on a problem. I wasn’t the official team leader but I naturally stepped into that role often because it sometimes got to points where nothing was said in the group<text:s/>so I would take initiative and get the conversation going again, whether that was chasing up on tasks, suggesting next steps or just making sure everyone knew what they were supposed to be doing.<text:s/></text:p>
      <text:p text:style-name="Normal">As I said before<text:s/>one<text:s/>of the hardest parts of the whole project was actually setting on an idea in the first place. A lot of the initial suggestions didn’t have enough depth or technical scope to build a full systema round, and it took several<text:s/>discussions<text:s/>before we landed om the accessibility seating app. Getting hr group to commit to one idea and stick with it was tricky but once we did it the project had a much clearer direction.</text:p>
      <text:p text:style-name="Normal">Looking<text:s/>back,<text:s/>I think what worked well was the way I kept communication going in the group chat and made sure nobody felt isolated or unsure of what to do<text:s/>next. What I would do differently is push earlier for clearer ownership of tasks so there was less ambiguity about who was responsible for what like splitting up what people did who were doing the app do specifically. As this would have reduced some of the inconsistency in the contributions across the team<text:s/></text:p>
      <text:p text:style-name="Normal">Our<text:s/>main communication<text:s/>outside of meetings was through WhatsApp group chat which worked alright, sometimes you would get a quick response but then when I was asking how things were progressing I would have no response<text:s/>which was a small issue as half of the team weren’t sure how the one side of the project was progress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m Hathaway</meta:initial-creator>
    <dc:creator>Tom Hathaway</dc:creator>
    <meta:creation-date>2026-04-13T09:56:00Z</meta:creation-date>
    <dc:date>2026-04-13T18:54:00Z</dc:date>
    <meta:template xlink:href="Normal" xlink:type="simple"/>
    <meta:editing-cycles>1</meta:editing-cycles>
    <meta:editing-duration>PT32280S</meta:editing-duration>
    <meta:document-statistic meta:page-count="2" meta:paragraph-count="11" meta:word-count="831" meta:character-count="5563" meta:row-count="39" meta:non-whitespace-character-count="4743"/>
  </office:meta>
</office:document-meta>
</file>